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2000000C0000634100004A4C3651558E9C43717A.svm" manifest:media-type=""/>
  <manifest:file-entry manifest:full-path="Pictures/2000000E0000634100004A4CCD2247D4D39A5527.svm" manifest:media-type=""/>
  <manifest:file-entry manifest:full-path="Pictures/2000000E0000634100004A4C8B8C0B6EC20B2683.svm" manifest:media-type=""/>
  <manifest:file-entry manifest:full-path="Pictures/10000002000000B2000000923B54C0CD010B546C.gif" manifest:media-type="image/gif"/>
  <manifest:file-entry manifest:full-path="Pictures/2000000E0000634100004A4C2A08177FA3DF9654.svm" manifest:media-type="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subtitle">
      <style:graphic-properties draw:auto-grow-height="true" fo:min-height="9.415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1-title">
      <style:graphic-properties draw:auto-grow-height="true" fo:min-height="3.506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notes">
      <style:graphic-properties draw:fill-color="#ffffff" draw:auto-grow-height="true" fo:min-height="12.572cm"/>
    </style:style>
    <style:style style:name="pr8" style:family="presentation" style:parent-style-name="Focus3-title">
      <style:graphic-properties draw:auto-grow-height="true" fo:min-height="3.333cm"/>
    </style:style>
    <style:style style:name="pr9" style:family="presentation" style:parent-style-name="Focus3-outline1">
      <style:graphic-properties fo:min-height="11.929cm"/>
    </style:style>
    <style:style style:name="pr10" style:family="presentation" style:parent-style-name="Focus3-notes">
      <style:graphic-properties draw:fill-color="#ffffff" draw:auto-grow-height="true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</presentation:footer-decl>
      <presentation:date-time-decl presentation:name="dtd1" presentation:source="fixed">Your Date Here</presentation:date-time-decl>
      <draw:page draw:name="page1" draw:style-name="dp1" draw:master-page-name="Focus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12.619cm" svg:height="9.415cm" svg:x="7.633cm" svg:y="0.357cm" presentation:class="subtitle" presentation:user-transformed="true">
          <draw:text-box>
            <text:p>Gamma Go</text:p>
            <text:p>David Wallach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12.14cm" svg:height="3.506cm" svg:x="7.912cm" svg:y="3.839cm" presentation:class="title" presentation:placeholder="true">
          <draw:text-box/>
        </draw:frame>
        <draw:frame presentation:style-name="pr4" draw:layer="layout" svg:width="12.244cm" svg:height="9.423cm" svg:x="7.911cm" svg:y="7.58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8.313cm" svg:height="3.506cm" svg:x="4.903cm" svg:y="0.837cm" presentation:class="title" presentation:user-transformed="true">
          <draw:text-box>
            <text:p>Ko</text:p>
          </draw:text-box>
        </draw:frame>
        <draw:frame draw:style-name="gr2" draw:text-style-name="P2" draw:layer="layout" svg:width="16.495cm" svg:height="13.529cm" svg:x="5.811cm" svg:y="4.913cm" presentation:class="graphic" presentation:user-transformed="true">
          <draw:image xlink:href="Pictures/10000002000000B2000000923B54C0CD010B546C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4.108cm" svg:height="3.333cm" svg:x="1.946cm" svg:y="1.239cm" presentation:class="title" presentation:placeholder="true">
          <draw:text-box/>
        </draw:frame>
        <draw:frame presentation:style-name="pr9" draw:layer="layout" svg:width="24.108cm" svg:height="12.37cm" svg:x="1.946cm" svg:y="5.1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0T11:50:59.824947010</meta:creation-date>
    <meta:editing-duration>P0D</meta:editing-duration>
    <meta:editing-cycles>1</meta:editing-cycles>
    <meta:generator>LibreOffice/5.3.2.1$Linux_X86_64 LibreOffice_project/30$Build-1</meta:generator>
    <meta:document-statistic meta:object-count="7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